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5600000300781B2333.jpg"/>
  <manifest:file-entry manifest:media-type="image/jpeg" manifest:full-path="Pictures/100000000000055600000300345BD71E.jpg"/>
  <manifest:file-entry manifest:media-type="image/png" manifest:full-path="Pictures/100002010000055600000300050A7D38.png"/>
  <manifest:file-entry manifest:media-type="image/jpeg" manifest:full-path="Pictures/1000000000000556000003006108A8EB.jpg"/>
  <manifest:file-entry manifest:media-type="image/jpeg" manifest:full-path="Pictures/100000000000055600000300A9FD00EF.jpg"/>
  <manifest:file-entry manifest:media-type="image/jpeg" manifest:full-path="Pictures/100000000000055600000300A6A9B2E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2" text:anchor-type="paragraph" svg:x="0in" svg:y="3.8335in" svg:width="6.6925in" svg:height="3.7626in" draw:z-index="1"><draw:image xlink:href="Pictures/100002010000055600000300050A7D38.png" xlink:type="simple" xlink:show="embed" xlink:actuate="onLoad"/></draw:frame><draw:frame draw:style-name="fr1" draw:name="graphics1" text:anchor-type="paragraph" svg:width="6.6925in" svg:height="3.7626in" draw:z-index="0"><draw:image xlink:href="Pictures/100000000000055600000300A6A9B2E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x="0in" svg:y="4.3543in" svg:width="6.6925in" svg:height="3.7626in" draw:z-index="3"><draw:image xlink:href="Pictures/100000000000055600000300A6A9B2E9.jpg" xlink:type="simple" xlink:show="embed" xlink:actuate="onLoad"/></draw:frame><draw:frame draw:style-name="fr1" draw:name="graphics3" text:anchor-type="paragraph" svg:width="6.6925in" svg:height="3.7626in" draw:z-index="2"><draw:image xlink:href="Pictures/100000000000055600000300A9FD00E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5" text:anchor-type="paragraph" svg:x="0.1299in" svg:y="0.178in" svg:width="6.6925in" svg:height="3.7626in" draw:z-index="4"><draw:image xlink:href="Pictures/1000000000000556000003006108A8EB.jp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6" text:anchor-type="paragraph" svg:width="6.6925in" svg:height="3.7626in" draw:z-index="5"><draw:image xlink:href="Pictures/100000000000055600000300781B233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width="6.6925in" svg:height="3.7626in" draw:z-index="6"><draw:image xlink:href="Pictures/100000000000055600000300345BD71E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26S</meta:editing-duration>
    <meta:editing-cycles>3</meta:editing-cycles>
    <meta:generator>OpenOffice/4.1.11$Win32 OpenOffice.org_project/4111m1$Build-9808</meta:generator>
    <dc:date>2023-03-30T09:19:03.83</dc:date>
    <meta:document-statistic meta:table-count="0" meta:image-count="7" meta:object-count="0" meta:page-count="4" meta:paragraph-count="0" meta:word-count="0" meta:character-count="0"/>
    <dc:creator>yasir shahzad</dc:creator>
    <meta:user-defined meta:name="Info 1"/>
    <meta:user-defined meta:name="Info 2"/>
    <meta:user-defined meta:name="Info 3"/>
    <meta:user-defined meta:name="Info 4"/>
  </office:meta>
</office:document-meta>
</file>